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000100000133000001841B26D574.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000100000043000000435D6C581D.png" manifest:media-type="image/png"/>
  <manifest:file-entry manifest:full-path="Pictures/10000001000000510000004965FF422B.png" manifest:media-type="image/png"/>
  <manifest:file-entry manifest:full-path="Pictures/100000010000004700000048543ED035.png" manifest:media-type="image/png"/>
  <manifest:file-entry manifest:full-path="Pictures/100017EA000034EB000034EBDDE9405E.svg" manifest:media-type="image/svg+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style:style>
    <style:style style:name="gr3" style:family="graphic">
      <style:graphic-properties style:writing-mode="lr-tb" loext:decorative="false"/>
    </style:style>
    <style:style style:name="gr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6"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0"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21"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2"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23" style:family="graphic" style:parent-style-name="standard" style:list-style-name="L3">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24" style:family="graphic" style:parent-style-name="standard" style:list-style-name="L4">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25"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6"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27" style:family="graphic" style:parent-style-name="standard" style:list-style-name="L6">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28"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9"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3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3"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34" style:family="graphic" style:parent-style-name="standard" style:list-style-name="L9">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35" style:family="graphic" style:parent-style-name="standard">
      <style:graphic-properties draw:stroke="solid" svg:stroke-width="0.026cm" svg:stroke-color="#5b9bd5"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1" loext:color-type="theme"/>
      </style:graphic-properties>
    </style:style>
    <style:style style:name="gr36"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37" style:family="graphic" style:parent-style-name="standard" style:list-style-name="L9">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8" style:family="graphic" style:parent-style-name="standard" style:list-style-name="L3">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9" style:family="graphic" style:parent-style-name="standard" style:list-style-name="L9">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40"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1"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2" style:family="graphic" style:parent-style-name="standard">
      <style:graphic-properties draw:stroke="solid" svg:stroke-width="0.026cm" svg:stroke-color="#5b9bd5"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style:graphic-properties>
    </style:style>
    <style:style style:name="pr1"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33.021cm" fo:padding-top="0.127cm" fo:padding-bottom="0.127cm" fo:padding-left="0.254cm" fo:padding-right="0.254cm" fo:wrap-option="no-wrap"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30.481cm" fo:padding-top="0.127cm" fo:padding-bottom="0.127cm" fo:padding-left="0.254cm" fo:padding-right="0.254cm" fo:wrap-option="no-wrap" loext:decorative="false"/>
      <style:paragraph-properties style:writing-mode="lr-tb"/>
    </style:style>
    <style:style style:name="pr4"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7.449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5"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color="#ffffff"/>
    </style:style>
    <style:style style:name="P4"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7"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8"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9" style:family="paragraph">
      <loext:graphic-properties draw:fill="gradient" draw:fill-gradient-name="Gradient_20_1"/>
      <style:paragraph-properties fo:text-align="start" style:font-independent-line-spacing="true"/>
      <style:text-properties fo:font-size="44pt"/>
    </style:style>
    <style:style style:name="P10"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1"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12"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3"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14"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15"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16"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P17"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8" style:family="paragraph">
      <loext:graphic-properties draw:fill="non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 style:family="text">
      <style:text-properties fo:font-variant="normal" fo:text-transform="none" fo:color="#3b3838"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6"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7"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8"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9"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0"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1"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3"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14"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5"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7"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aws" draw:style-name="dp1" draw:master-page-name="Title_20_Slide" presentation:presentation-page-layout-name="AL1T0">
        <draw:frame presentation:style-name="pr1" draw:text-style-name="P2" draw:layer="layout" svg:width="1.909cm" svg:height="33.275cm" svg:x="0cm" svg:y="-0.834cm" presentation:class="title" presentation:user-transformed="true">
          <draw:text-box>
            <text:p text:style-name="P1"><text:span text:style-name="T1">1. skunk</text:span></text:p>
          </draw:text-box>
        </draw:frame>
        <presentation:notes draw:style-name="dp2">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frame presentation:style-name="pr3" draw:text-style-name="P2" draw:layer="layout" svg:width="2.069cm" svg:height="30.735cm" svg:x="0cm" svg:y="-0.834cm" presentation:class="title" presentation:user-transformed="true">
          <draw:text-box>
            <text:p text:style-name="P1"><text:span text:style-name="T1">1.1 index</text:span></text:p>
          </draw:text-box>
        </draw:frame>
        <draw:custom-shape draw:style-name="gr2" draw:text-style-name="P4" draw:layer="layout" svg:width="0.576cm" svg:height="18.589cm" svg:x="0.167cm" svg:y="0.2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3">
          <draw:frame draw:name="Picture 8" draw:style-name="gr4" draw:text-style-name="P5" draw:layer="layout" svg:width="1.376cm" svg:height="0.733cm" svg:x="0.348cm" svg:y="1.615cm">
            <draw:image xlink:href="Pictures/100000010000007700000040DC1DA863.png" xlink:type="simple" xlink:show="embed" xlink:actuate="onLoad" draw:mime-type="image/png">
              <text:p/>
            </draw:image>
            <svg:desc>Icon

Description automatically generated</svg:desc>
          </draw:frame>
          <draw:custom-shape draw:name="Retângulo 5" draw:style-name="gr5" draw:text-style-name="P7" draw:layer="layout" svg:width="1.166cm" svg:height="0.759cm" svg:x="1.724cm" svg:y="1.562cm">
            <text:p text:style-name="P6"><text:span text:style-name="T2"><text:a xlink:href="../reference/aws.pptx" xlink:type="simple">aw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3">
          <draw:frame draw:name="Picture 11" draw:style-name="gr4" draw:text-style-name="P5" draw:layer="layout" svg:width="1.376cm" svg:height="0.733cm" svg:x="0.348cm" svg:y="10.363cm">
            <draw:image xlink:href="Pictures/100000010000007700000040DC1DA863.png" xlink:type="simple" xlink:show="embed" xlink:actuate="onLoad" draw:mime-type="image/png">
              <text:p/>
            </draw:image>
            <svg:desc>Icon

Description automatically generated</svg:desc>
          </draw:frame>
          <draw:custom-shape draw:name="Retângulo 5" draw:style-name="gr6" draw:text-style-name="P7" draw:layer="layout" svg:width="2.086cm" svg:height="0.759cm" svg:x="1.724cm" svg:y="10.31cm">
            <text:p text:style-name="P6"><text:span text:style-name="T2"><text:a xlink:href="../reference/pinecone.pptx" xlink:type="simple">pinecon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3">
          <draw:frame draw:name="Picture 14" draw:style-name="gr4" draw:text-style-name="P5" draw:layer="layout" svg:width="1.376cm" svg:height="0.733cm" svg:x="0.348cm" svg:y="5.993cm">
            <draw:image xlink:href="Pictures/100000010000007700000040DC1DA863.png" xlink:type="simple" xlink:show="embed" xlink:actuate="onLoad" draw:mime-type="image/png">
              <text:p/>
            </draw:image>
            <svg:desc>Icon

Description automatically generated</svg:desc>
          </draw:frame>
          <draw:custom-shape draw:name="Retângulo 5" draw:style-name="gr7" draw:text-style-name="P7" draw:layer="layout" svg:width="1.037cm" svg:height="0.759cm" svg:x="1.724cm" svg:y="5.941cm">
            <text:p text:style-name="P6"><text:span text:style-name="T2"><text:a xlink:href="../reference/IaC.pptx" xlink:type="simple">IaC</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3">
          <draw:frame draw:name="Picture 17" draw:style-name="gr4" draw:text-style-name="P5" draw:layer="layout" svg:width="1.376cm" svg:height="0.733cm" svg:x="1.148cm" svg:y="7.085cm">
            <draw:image xlink:href="Pictures/100000010000007700000040DC1DA863.png" xlink:type="simple" xlink:show="embed" xlink:actuate="onLoad" draw:mime-type="image/png">
              <text:p/>
            </draw:image>
            <svg:desc>Icon

Description automatically generated</svg:desc>
          </draw:frame>
          <draw:custom-shape draw:name="Retângulo 5" draw:style-name="gr8" draw:text-style-name="P7" draw:layer="layout" svg:width="1.702cm" svg:height="0.759cm" svg:x="2.524cm" svg:y="7.033cm">
            <text:p text:style-name="P6"><text:span text:style-name="T2"><text:a xlink:href="../reference/IaC/pulumi.pptx" xlink:type="simple">pulumi</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3">
          <draw:frame draw:name="Picture 20" draw:style-name="gr4" draw:text-style-name="P5" draw:layer="layout" svg:width="1.376cm" svg:height="0.733cm" svg:x="0.348cm" svg:y="0.522cm">
            <draw:image xlink:href="Pictures/100000010000007700000040DC1DA863.png" xlink:type="simple" xlink:show="embed" xlink:actuate="onLoad" draw:mime-type="image/png">
              <text:p/>
            </draw:image>
            <svg:desc>Icon

Description automatically generated</svg:desc>
          </draw:frame>
          <draw:custom-shape draw:name="Retângulo 5" draw:style-name="gr9" draw:text-style-name="P7" draw:layer="layout" svg:width="1.705cm" svg:height="0.759cm" svg:x="1.724cm" svg:y="0.47cm">
            <text:p text:style-name="P6"><text:span text:style-name="T2"><text:a xlink:href="../reference/lexicon.pptx" xlink:type="simple">lexic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3">
          <draw:frame draw:name="Picture 4" draw:style-name="gr4" draw:text-style-name="P5" draw:layer="layout" svg:width="1.376cm" svg:height="0.733cm" svg:x="1.148cm" svg:y="11.455cm">
            <draw:image xlink:href="Pictures/100000010000007700000040DC1DA863.png" xlink:type="simple" xlink:show="embed" xlink:actuate="onLoad" draw:mime-type="image/png">
              <text:p/>
            </draw:image>
            <svg:desc>Icon

Description automatically generated</svg:desc>
          </draw:frame>
          <draw:custom-shape draw:name="Retângulo 5" draw:style-name="gr10" draw:text-style-name="P7" draw:layer="layout" svg:width="2.588cm" svg:height="0.759cm" svg:x="2.524cm" svg:y="11.403cm">
            <text:p text:style-name="P6"><text:span text:style-name="T2"><text:a xlink:href="../reference/pinecone/architecture.pptx" xlink:type="simple">architectur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3">
          <draw:frame draw:name="Picture 22" draw:style-name="gr4" draw:text-style-name="P5" draw:layer="layout" svg:width="1.376cm" svg:height="0.733cm" svg:x="1.148cm" svg:y="12.548cm">
            <draw:image xlink:href="Pictures/100000010000007700000040DC1DA863.png" xlink:type="simple" xlink:show="embed" xlink:actuate="onLoad" draw:mime-type="image/png">
              <text:p/>
            </draw:image>
            <svg:desc>Icon

Description automatically generated</svg:desc>
          </draw:frame>
          <draw:custom-shape draw:name="Retângulo 5" draw:style-name="gr11" draw:text-style-name="P7" draw:layer="layout" svg:width="1.893cm" svg:height="0.759cm" svg:x="2.524cm" svg:y="12.495cm">
            <text:p text:style-name="P6"><text:span text:style-name="T2"><text:a xlink:href="../reference/pinecone/bedrock.pptx" xlink:type="simple">bedrock</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3">
          <draw:frame draw:name="Picture 25" draw:style-name="gr4" draw:text-style-name="P5" draw:layer="layout" svg:width="1.376cm" svg:height="0.733cm" svg:x="1.148cm" svg:y="8.178cm">
            <draw:image xlink:href="Pictures/100000010000007700000040DC1DA863.png" xlink:type="simple" xlink:show="embed" xlink:actuate="onLoad" draw:mime-type="image/png">
              <text:p/>
            </draw:image>
            <svg:desc>Icon

Description automatically generated</svg:desc>
          </draw:frame>
          <draw:custom-shape draw:name="Retângulo 5" draw:style-name="gr12" draw:text-style-name="P7" draw:layer="layout" svg:width="3.252cm" svg:height="0.759cm" svg:x="2.524cm" svg:y="8.126cm">
            <text:p text:style-name="P6"><text:span text:style-name="T2"><text:a xlink:href="../reference/IaC/cloud_formation.pptx" xlink:type="simple">cloud forma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3">
          <draw:frame draw:name="Picture 28" draw:style-name="gr4" draw:text-style-name="P5" draw:layer="layout" svg:width="1.376cm" svg:height="0.733cm" svg:x="1.148cm" svg:y="3.808cm">
            <draw:image xlink:href="Pictures/100000010000007700000040DC1DA863.png" xlink:type="simple" xlink:show="embed" xlink:actuate="onLoad" draw:mime-type="image/png">
              <text:p/>
            </draw:image>
            <svg:desc>Icon

Description automatically generated</svg:desc>
          </draw:frame>
          <draw:custom-shape draw:name="Retângulo 5" draw:style-name="gr13" draw:text-style-name="P7" draw:layer="layout" svg:width="0.875cm" svg:height="0.759cm" svg:x="2.524cm" svg:y="3.756cm">
            <text:p text:style-name="P6"><text:span text:style-name="T2"><text:a xlink:href="../reference/aws/cli.pptx" xlink:type="simple">cli</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3">
          <draw:frame draw:name="Picture 31" draw:style-name="gr4" draw:text-style-name="P5" draw:layer="layout" svg:width="1.376cm" svg:height="0.733cm" svg:x="1.998cm" svg:y="4.901cm">
            <draw:image xlink:href="Pictures/100000010000007700000040DC1DA863.png" xlink:type="simple" xlink:show="embed" xlink:actuate="onLoad" draw:mime-type="image/png">
              <text:p/>
            </draw:image>
            <svg:desc>Icon

Description automatically generated</svg:desc>
          </draw:frame>
          <draw:custom-shape draw:name="Retângulo 5" draw:style-name="gr14" draw:text-style-name="P7" draw:layer="layout" svg:width="1.056cm" svg:height="0.759cm" svg:x="3.374cm" svg:y="4.848cm">
            <text:p text:style-name="P6"><text:span text:style-name="T2"><text:a xlink:href="../reference/aws/cli/sso.pptx" xlink:type="simple">ss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3">
          <draw:frame draw:name="Picture 34" draw:style-name="gr15" draw:text-style-name="P5" draw:layer="layout" svg:width="0.602cm" svg:height="0.761cm" svg:x="1.147cm" svg:y="2.655cm">
            <draw:image xlink:href="Pictures/1000000100000133000001841B26D574.png" xlink:type="simple" xlink:show="embed" xlink:actuate="onLoad" draw:mime-type="image/png">
              <text:p/>
            </draw:image>
          </draw:frame>
          <draw:custom-shape draw:name="Retângulo 5" draw:style-name="gr16" draw:text-style-name="P7" draw:layer="layout" svg:width="2.871cm" svg:height="0.759cm" svg:x="1.675cm" svg:y="2.681cm">
            <text:p text:style-name="P6"><text:span text:style-name="T3"><text:a xlink:href="../reference/aws.pptx#-1,3,2.%20credentials" xlink:type="simple"> 2. credential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3">
          <draw:frame draw:name="Picture 37" draw:style-name="gr4" draw:text-style-name="P5" draw:layer="layout" svg:width="1.376cm" svg:height="0.733cm" svg:x="1.148cm" svg:y="9.27cm">
            <draw:image xlink:href="Pictures/100000010000007700000040DC1DA863.png" xlink:type="simple" xlink:show="embed" xlink:actuate="onLoad" draw:mime-type="image/png">
              <text:p/>
            </draw:image>
            <svg:desc>Icon

Description automatically generated</svg:desc>
          </draw:frame>
          <draw:custom-shape draw:name="Retângulo 5" draw:style-name="gr17" draw:text-style-name="P7" draw:layer="layout" svg:width="1.096cm" svg:height="0.759cm" svg:x="2.524cm" svg:y="9.218cm">
            <text:p text:style-name="P6"><text:span text:style-name="T2"><text:a xlink:href="../reference/IaC/cdk.pptx" xlink:type="simple">cdk</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3">
          <draw:frame draw:name="Picture 40" draw:style-name="gr4" draw:text-style-name="P5" draw:layer="layout" svg:width="1.376cm" svg:height="0.733cm" svg:x="0.348cm" svg:y="13.64cm">
            <draw:image xlink:href="Pictures/100000010000007700000040DC1DA863.png" xlink:type="simple" xlink:show="embed" xlink:actuate="onLoad" draw:mime-type="image/png">
              <text:p/>
            </draw:image>
            <svg:desc>Icon

Description automatically generated</svg:desc>
          </draw:frame>
          <draw:custom-shape draw:name="Retângulo 5" draw:style-name="gr18" draw:text-style-name="P7" draw:layer="layout" svg:width="1.207cm" svg:height="0.759cm" svg:x="1.724cm" svg:y="13.588cm">
            <text:p text:style-name="P6"><text:span text:style-name="T2"><text:a xlink:href="../reference/BOS.pptx" xlink:type="simple">BO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3">
          <draw:frame draw:name="Picture 43" draw:style-name="gr4" draw:text-style-name="P5" draw:layer="layout" svg:width="1.376cm" svg:height="0.733cm" svg:x="0.348cm" svg:y="14.733cm">
            <draw:image xlink:href="Pictures/100000010000007700000040DC1DA863.png" xlink:type="simple" xlink:show="embed" xlink:actuate="onLoad" draw:mime-type="image/png">
              <text:p/>
            </draw:image>
            <svg:desc>Icon

Description automatically generated</svg:desc>
          </draw:frame>
          <draw:custom-shape draw:name="Retângulo 5" draw:style-name="gr19" draw:text-style-name="P7" draw:layer="layout" svg:width="1.726cm" svg:height="0.759cm" svg:x="1.724cm" svg:y="14.68cm">
            <text:p text:style-name="P6"><text:span text:style-name="T2"><text:a xlink:href="../../python/python.pptx" xlink:type="simple">pyth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1"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20" draw:text-style-name="P4"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1" draw:text-style-name="P8" draw:layer="layout" svg:width="3.929cm" svg:height="0.764cm" svg:x="0.784cm" svg:y="2.058cm">
          <text:p text:style-name="P6"><text:span text:style-name="T4">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4" draw:text-style-name="P9" draw:layer="layout" svg:width="3.755cm" svg:height="7.703cm" svg:x="0.449cm" svg:y="0.514cm" presentation:class="title" presentation:user-transformed="true">
          <draw:text-box>
            <text:p text:style-name="P1"><text:span text:style-name="T5">Z. template</text:span></text:p>
          </draw:text-box>
        </draw:frame>
        <draw:custom-shape draw:style-name="gr22" draw:text-style-name="P10"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23" draw:text-style-name="P12" draw:layer="layout" svg:width="4.105cm" svg:height="0.764cm" svg:x="0.841cm" svg:y="3.499cm">
          <text:p text:style-name="P11"><text:span text:style-name="T6">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24" draw:text-style-name="P12" draw:layer="layout" svg:width="4.507cm" svg:height="1.726cm" svg:x="0.915cm" svg:y="16.791cm">
          <text:p text:style-name="P11"><text:span text:style-name="T7">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25" draw:text-style-name="P12" draw:layer="layout" svg:width="1.375cm" svg:height="1.291cm" svg:x="0.789cm" svg:y="13.697cm">
          <text:p text:style-name="P11"><text:span text:style-name="T8">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6" draw:text-style-name="P7" draw:layer="layout" svg:width="1.736cm" svg:height="2.113cm" svg:x="2.297cm" svg:y="13.139cm">
          <text:p text:style-name="P6"><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7" draw:text-style-name="P14" draw:layer="layout" svg:width="3.921cm" svg:height="0.794cm" svg:x="5.994cm" svg:y="3.457cm">
          <text:list text:style-name="L6">
            <text:list-item>
              <text:p text:style-name="P13"><text:span text:style-name="T10">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8" draw:text-style-name="P14" draw:layer="layout" svg:width="7.87cm" svg:height="2.623cm" svg:x="1.657cm" svg:y="5.047cm">
          <text:list text:style-name="L6">
            <text:list-item>
              <text:p text:style-name="P13"><text:span text:style-name="T11">A </text:span><text:span text:style-name="T12">slash</text:span><text:span text:style-name="T11"> </text:span></text:p>
            </text:list-item>
          </text:list>
          <text:list text:style-name="L7">
            <text:list-item>
              <text:list>
                <text:list-item>
                  <text:p text:style-name="P13"><text:span text:style-name="T11">followed </text:span></text:p>
                </text:list-item>
              </text:list>
            </text:list-item>
            <text:list-item>
              <text:p text:style-name="P13"><text:span text:style-name="T11">by </text:span></text:p>
              <text:list>
                <text:list-item>
                  <text:p text:style-name="P13"><text:span text:style-name="T12">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5" draw:layer="layout" svg:width="7.83cm" svg:height="3.426cm" svg:x="11.73cm" svg:y="2.936cm">
          <draw:image xlink:href="Pictures/10000001000002B900000131281861AD.png" xlink:type="simple" xlink:show="embed" xlink:actuate="onLoad" draw:mime-type="image/png">
            <text:p/>
          </draw:image>
        </draw:frame>
        <draw:g draw:style-name="gr3">
          <draw:custom-shape draw:name="Retângulo 5" draw:style-name="gr30" draw:text-style-name="P7" draw:layer="layout" svg:width="4.279cm" svg:height="0.759cm" svg:x="1.28cm" svg:y="11.645cm">
            <text:p text:style-name="P6"><text:span text:style-name="T2"><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5" draw:text-style-name="P5"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3">
          <draw:frame draw:name="Picture 27" draw:style-name="gr4" draw:text-style-name="P5"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31" draw:text-style-name="P7" draw:layer="layout" svg:width="2.629cm" svg:height="0.759cm" svg:x="2.039cm" svg:y="10.48cm">
            <text:p text:style-name="P6"><text:span text:style-name="T2"><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3">
          <draw:custom-shape draw:name="Retângulo 5" draw:style-name="gr32" draw:text-style-name="P7" draw:layer="layout" svg:width="2.946cm" svg:height="0.759cm" svg:x="1.626cm" svg:y="9.336cm">
            <text:p text:style-name="P6"><text:span text:style-name="T2"><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15" draw:text-style-name="P5"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3">
          <draw:custom-shape draw:name="CaixaDeTexto 17" draw:style-name="gr33" draw:text-style-name="P7"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6"><text:span text:style-name="T13"><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5" draw:text-style-name="P5"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34" draw:text-style-name="P16" draw:layer="layout" svg:width="4.628cm" svg:height="1.218cm" svg:x="0.913cm" svg:y="15.281cm">
          <text:list text:style-name="L9">
            <text:list-item>
              <text:p text:style-name="P15"><text:span text:style-name="T14">every key-frame</text:span></text:p>
            </text:list-item>
            <text:list-item>
              <text:p text:style-name="P15"><text:span text:style-name="T14">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35" draw:text-style-name="P5" draw:layer="layout" draw:line-skew="3.487cm" svg:x1="10.639cm" svg:y1="12.164cm" svg:x2="20.582cm" svg:y2="10.101cm" draw:start-shape="id1" draw:start-glue-point="3" svg:d="M10639 12164v-2063h9943" svg:viewBox="0 0 9944 2064">
          <text:p/>
        </draw:connector>
        <draw:custom-shape draw:style-name="gr36" draw:text-style-name="P17" draw:layer="layout" svg:width="5.686cm" svg:height="1.235cm" svg:x="11.7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7" draw:text-style-name="P14" draw:layer="layout" svg:width="2.685cm" svg:height="1.217cm" svg:x="25.323cm" svg:y="3.211cm">
          <text:list text:style-name="L9">
            <text:list-item>
              <text:p text:style-name="P13"><text:span text:style-name="T15">download </text:span></text:p>
            </text:list-item>
          </text:list>
          <text:list text:style-name="L10">
            <text:list-item>
              <text:list>
                <text:list-item>
                  <text:p text:style-name="P13"><text:span text:style-name="T15">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8" draw:text-style-name="P8" draw:layer="layout" svg:width="1.125cm" svg:height="0.679cm" svg:x="23.401cm" svg:y="3.756cm">
          <text:p text:style-name="P6"><text:span text:style-name="T16">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9" draw:text-style-name="P14" draw:layer="layout" svg:width="2.685cm" svg:height="1.217cm" svg:x="28.681cm" svg:y="3.211cm">
          <text:list text:style-name="L9">
            <text:list-item>
              <text:p text:style-name="P13"><text:span text:style-name="T15">download </text:span></text:p>
            </text:list-item>
          </text:list>
          <text:list text:style-name="L10">
            <text:list-item>
              <text:list>
                <text:list-item>
                  <text:p text:style-name="P13"><text:span text:style-name="T15">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3">
          <draw:frame draw:name="Picture 4" draw:style-name="gr15" draw:text-style-name="P5"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40" draw:text-style-name="P7" draw:layer="layout" svg:width="2.056cm" svg:height="0.759cm" svg:x="5.523cm" svg:y="10.48cm">
            <text:p text:style-name="P6"><text:span text:style-name="T3"><text:a xlink:href="#Slide 3"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3">
          <draw:frame draw:name="Picture 2" draw:style-name="gr15" draw:text-style-name="P5"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41" draw:text-style-name="P7" draw:layer="layout" svg:width="1.371cm" svg:height="0.589cm" svg:x="1.176cm" svg:y="12.719cm">
            <text:p text:style-name="P6"><text:span text:style-name="T17"><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42" draw:text-style-name="P18" xml:id="id1" draw:id="id1" draw:layer="layout" svg:width="0.33cm" svg:height="1.108cm" svg:x="10.639cm" svg:y="11.61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position-x="?f17" draw:handle-position-y="?f7" draw:handle-range-y-maximum="?f5" draw:handle-range-y-minimum="0"/>
            <draw:handle draw:handle-position="?f18 ?f8" draw:handle-position-x="?f18" draw:handle-position-y="?f8" draw:handle-range-y-maximum="100000" draw:handle-range-y-minimum="0"/>
          </draw:enhanced-geometry>
        </draw:custom-shape>
        <presentation:notes draw:style-name="dp2">
          <draw:page-thumbnail draw:style-name="gr1" draw:layer="layout" svg:width="19.798cm" svg:height="11.136cm" svg:x="0.6cm" svg:y="2.257cm" draw:page-number="3"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001cm" svg:height="0.001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136</meta:editing-cycles>
    <meta:creation-date>2019-03-25T09:18:39</meta:creation-date>
    <dc:date>2026-01-13T10:52:13.232864000</dc:date>
    <meta:editing-duration>P48DT11H42M38S</meta:editing-duration>
    <meta:generator>LibreOffice/25.2.7.2$Windows_X86_64 LibreOffice_project/5cbfd1ab6520636bb5f7b99185aa69bd7456825d</meta:generator>
    <meta:document-statistic meta:object-count="344"/>
    <meta:user-defined meta:name="AppVersion">16.0000</meta:user-defined>
    <meta:user-defined meta:name="PresentationFormat">Widescreen</meta:user-defined>
    <meta:user-defined meta:name="Slides" meta:value-type="float">3</meta:user-defined>
  </office:meta>
</office:document-meta>
</file>